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text:h text:style-name="Title">Riptide of memory</text:h>
      <text:p text:style-name="Text_20_body">Inside of my memory, the poem is another memory.<text:line-break/>The air up here is thin, but the wind blows harder<text:line-break/>than anywhere else I know. It threatens to rip<text:line-break/>my body away, like an angel of death, to the stars.</text:p>
      <text:p text:style-name="Text_20_body">In Arizona, I thought I would forget the rain,<text:line-break/>forget its sound on a roof like a hard wind, forget<text:line-break/>its smell like a far away ocean. Luckily for me<text:line-break/>it rains here. Luckily, because I forget too easily.</text:p>
      <text:p text:style-name="Text_20_body">In a dream, my father is caught by a riptide off-shore.<text:line-break/>He's pulled far out, far enough that the shoreline's<text:line-break/>a line in his memory on the horizon. I can see him<text:line-break/>swimming, hand over hand, pulling his small weight</text:p>
      <text:p text:style-name="Text_20_body">back to land. I see him as another shipwreck victim,<text:line-break/>coughing sand and seawater, beard woven with seaweed.<text:line-break/>I see him lying there a long time. I see all this<text:line-break/>as he tells me the story, years later, the riptide</text:p>
      <text:p text:style-name="Text_20_body">only a ghost in his memory, I only a child falling<text:line-break/>asleep. My mother's making mayonnaise rolls<text:line-break/>in the kitchen, a recipe I'll send for years later,<text:line-break/>in Arizona, in the monsoon season, when my thirst</text:p>
      <text:p text:style-name="Text_20_body">pulls me back home, my memory's lonesome twinkle<text:line-break/>like stars above the mountains. I'll send for it<text:line-break/>and try to make them, but in the thin air they'll<text:line-break/>crumble into dust like desert air, like a mem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iptide of memory</dc:title>
  </office:meta>
</office:document-meta>
</file>